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8.441cm"/>
    </style:style>
    <style:style style:name="gr3" style:family="graphic" style:parent-style-name="standard">
      <style:graphic-properties draw:stroke="none" draw:fill="none" fo:min-height="27.73cm"/>
    </style:style>
    <style:style style:name="gr4" style:family="graphic" style:parent-style-name="standard">
      <style:graphic-properties draw:stroke="none" draw:fill="none" fo:min-height="31.996cm"/>
    </style:style>
    <style:style style:name="gr5" style:family="graphic" style:parent-style-name="standard">
      <style:graphic-properties draw:stroke="none" draw:fill="none" fo:min-height="30.575cm"/>
    </style:style>
    <style:style style:name="pr1" style:family="presentation" style:parent-style-name="Predeterminado-title">
      <style:graphic-properties fo:min-height="6.892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17.099cm" svg:height="6.892cm" svg:x="2.102cm" svg:y="4.059cm" presentation:class="title" presentation:user-transformed="true">
          <draw:text-box>
            <text:p><text:span text:style-name="T1">Capitulo 2c</text:span><text:line-break/><text:line-break/>Reflexión 2-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2" draw:layer="layout" svg:width="18.901cm" svg:height="28.691cm" svg:x="1.099cm" svg:y="0.926cm">
          <draw:text-box>
            <text:p>Podemos comentar algo mas sobre los costes.</text:p>
            <text:p/>
            <text:p>Cuando digo que el sistema es extremadamente costoso,</text:p>
            <text:p>estoy hablando de un sistema construido con CDs.</text:p>
            <text:p/>
            <text:p>Un CD es plastico.</text:p>
            <text:p>Es barato.</text:p>
            <text:p/>
            <text:p>Y sin embargo,</text:p>
            <text:p>utilizando el mas barato de los materiales,</text:p>
            <text:p>se ha vuelto demasiado caro con solo recorrer unas pocas casillas.</text:p>
            <text:p>Y el coste se incrementa mucho con cada nueva casilla que querramos explorar.</text:p>
            <text:p/>
            <text:p>Cada paso que querramos agregar, </text:p>
            <text:p>nos cuesta 8 veces mas que todo lo que hemos gastado para llegar hasta aquí.</text:p>
            <text:p>Eso hace que el precio de recorrer una sola casilla,</text:p>
            <text:p>tienda a infinito rápidamente.</text:p>
            <text:p/>
            <text:p>Lo hemos hecho con CDs, para demostrar que,</text:p>
            <text:p>el sistema es caro por su arquitectura.</text:p>
            <text:p>independientemente del precio de un individuo.</text:p>
            <text:p/>
            <text:p>Aun cuando el coste de un individuo tiende a cero,</text:p>
            <text:p>el coste del sistema tenderá a infinito rápidamente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2" draw:layer="layout" svg:width="18.901cm" svg:height="27.98cm" svg:x="1.099cm" svg:y="0.929cm">
          <draw:text-box>
            <text:p text:style-name="P3"/>
            <text:p text:style-name="P3">Y las criaturas vivientes,</text:p>
            <text:p text:style-name="P3">son bastante mas caras que un CD.</text:p>
            <text:p text:style-name="P3"/>
            <text:p text:style-name="P3">Un organismo unicelular, es de una gran complejidad.</text:p>
            <text:p text:style-name="P3">Construir uno de ellos, es una tarea imposible para nosotros.</text:p>
            <text:p text:style-name="P3"/>
            <text:p text:style-name="P3">Puedes imaginar el coste que podría tener construir un mamifero ?</text:p>
            <text:p text:style-name="P3"/>
            <text:p text:style-name="P3">Para construir una criatura como tú,</text:p>
            <text:p text:style-name="P3">han sido necesarios alrededor de 4 mil millones de años de trabajo.</text:p>
            <text:p text:style-name="P3"/>
            <text:p text:style-name="P3">En otras palabras,</text:p>
            <text:p text:style-name="P3"/>
            <text:p text:style-name="P3">Tú, </text:p>
            <text:p text:style-name="P3">te mantienes con vida, </text:p>
            <text:p text:style-name="P3">desde hace alrededor de 4 mil millones de años.</text:p>
            <text:p text:style-name="P3">Ininterrumpidamente.</text:p>
            <text:p text:style-name="P3"/>
            <text:p text:style-name="P3">Aunque no eres conciente de esto, </text:p>
            <text:p text:style-name="P3">llevas caminando sobre la tierra todo ese tiempo.</text:p>
            <text:p text:style-name="P3"/>
            <text:p text:style-name="P3">Sin morir.</text:p>
            <text:p text:style-name="P3"/>
            <text:p text:style-name="P3">Eso ya es tener mucha suerte.</text:p>
            <text:p text:style-name="P3">Solo eso, ya tiene un valor incalculable.</text:p>
            <text:p text:style-name="P3"/>
            <text:p text:style-name="P3">Por no hablar de tu compleja composicion molecular.</text:p>
            <text:p text:style-name="P3"/>
            <text:p text:style-name="P3">Hablaremos de tu larguisima vida con mas detalle mas adelante.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2" draw:layer="layout" svg:width="18.973cm" svg:height="32.246cm" svg:x="1.027cm" svg:y="0.996cm">
          <draw:text-box>
            <text:p text:style-name="P3"/>
            <text:p text:style-name="P3"/>
            <text:p text:style-name="P3">Es facil ver que un hombre es mas caro que una bacteria.</text:p>
            <text:p text:style-name="P3">Y porque se construyen hombres entonces ?</text:p>
            <text:p text:style-name="P3"/>
            <text:p text:style-name="P3">Porque es necesario.</text:p>
            <text:p text:style-name="P3"/>
            <text:p text:style-name="P3">Si pudieramos ser reemplazados por una version mas barata, </text:p>
            <text:p text:style-name="P3">ya habría sucedido.</text:p>
            <text:p text:style-name="P3"/>
            <text:p text:style-name="P3">Lo que no es necesario es eliminado.</text:p>
            <text:p text:style-name="P3">Y si no hay 2 criaturas iguales, es porque debido al coste, no debe haber 2 haciendo el mismo trabajo.</text:p>
            <text:p text:style-name="P3"/>
            <text:p text:style-name="P3">El elevado coste de toda esta maquinaria, nos muestra que es de una gran importancia.</text:p>
            <text:p text:style-name="P3">Lo que sobra se poda, lo que falta se contruye.</text:p>
            <text:p text:style-name="P3">De modo que, lo que hay, todo ello, es necesario.</text:p>
            <text:p text:style-name="P3"/>
            <text:p text:style-name="P3"/>
            <text:p text:style-name="P3"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2" draw:layer="layout" svg:width="20.775cm" svg:height="30.825cm" svg:x="1.025cm" svg:y="1cm">
          <draw:text-box>
            <text:p/>
            <text:p>Moises, en su libro "Genesis",</text:p>
            <text:p/>
            <text:p>nos explica que,</text:p>
            <text:p/>
            <text:p>1 - Las criaturas vivientes, no tienen ningún coste, </text:p>
            <text:p>Dios las crea al instante solo con decirlo.</text:p>
            <text:p>De un soplido.</text:p>
            <text:p/>
            <text:p>Y nosotros tenemos la impresion de que las criaturas salen con la lluvia.</text:p>
            <text:p/>
            <text:p>2 - Dios crea a las criaturas vivientes sin ningún motivo.</text:p>
            <text:p>Porque sí.</text:p>
            <text:p>Solo porque le gusta verlas correteando por el campo.</text:p>
            <text:p/>
            <text:p>Y si se aburre o dejan de gustarle, simplemente lo destruye todo.</text:p>
            <text:p>Poque no tienen ninguna utilidad.</text:p>
            <text:p/>
            <text:p/>
            <text:p/>
            <text:p>Como hemos podido comprobar,</text:p>
            <text:p>ambas teorías de Moises,</text:p>
            <text:p>estan equivocadas.</text:p>
            <text:p/>
            <text:p>Las criaturas no son gratis, sino que tienen un coste elevado.</text:p>
            <text:p>Las criaturas no son decorativas, sino que realizan un trabajo critico.</text:p>
            <text:p/>
            <text:p/>
            <text:p>De modo que,</text:p>
            <text:p>Dios no puede permitirse destruirlas.</text:p>
            <text:p>El coste que esta asumiendo para hacer funcionar esta maquinaria me hace sospechar que </text:p>
            <text:p>en el trabajo de estas criaturas, </text:p>
            <text:p>va la propia vida de Dios.</text:p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3:00:27.666000000</meta:creation-date>
    <dc:date>2021-03-06T13:06:42.840000000</dc:date>
    <meta:editing-duration>PT10H9M38S</meta:editing-duration>
    <meta:editing-cycles>140</meta:editing-cycles>
    <meta:generator>LibreOffice/6.0.7.3$Windows_X86_64 LibreOffice_project/dc89aa7a9eabfd848af146d5086077aeed2ae4a5</meta:generator>
    <meta:document-statistic meta:object-count="36"/>
  </office:meta>
</office:document-meta>
</file>